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 draw:fill-color="#FFFFFF" draw:fill="solid"/>
    </style:style>
    <style:style style:family="graphic" style:name="gr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">
      <style:text-properties/>
      <style:paragraph-properties fo:line-height="100%" fo:text-align="left" fo:margin-left="0pt" fo:margin-right="0pt" fo:text-indent="0pt" fo:margin-top="0pt" fo:margin-bottom="0pt"/>
    </style:style>
    <style:style style:family="text" style:name="T1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2">
      <style:text-properties fo:color="#000000" fo:font-family="Times New Roman" style:font-family-complex="Times New Roman" fo:font-size="12pt" style:font-size-asian="12pt" style:font-size-complex="12pt" fo:letter-spacing="0pt" fo:language="en" fo:country="US" style:text-underline-type="none"/>
    </style:style>
    <style:style style:family="text" style:name="T3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4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5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6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7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8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9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10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11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12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13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14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15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16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17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18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19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20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21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22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23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text" style:name="T24">
      <style:text-properties fo:color="#000000" fo:font-family="Times New Roman" style:font-family-complex="Times New Roman" fo:font-size="12pt" style:font-size-asian="12pt" style:font-size-complex="12pt" fo:letter-spacing="0pt" fo:language="ru" fo:country="RU" style:text-underline-type="none"/>
    </style:style>
    <style:style style:family="paragraph" style:name="P2">
      <style:text-properties/>
      <style:paragraph-properties fo:line-height="100%" fo:text-align="left" fo:margin-left="0pt" fo:margin-right="0pt" fo:text-indent="0pt" fo:margin-top="0pt" fo:margin-bottom="0pt"/>
    </style:style>
    <style:style style:family="paragraph" style:name="P3">
      <style:text-properties/>
      <style:paragraph-properties fo:line-height="100%" fo:text-align="left" fo:margin-left="0pt" fo:margin-right="0pt" fo:text-indent="0pt" fo:margin-top="0pt" fo:margin-bottom="0pt"/>
    </style:style>
    <style:style style:family="paragraph" style:name="P4">
      <style:text-properties/>
      <style:paragraph-properties fo:line-height="100%" fo:text-align="left" fo:margin-left="0pt" fo:margin-right="0pt" fo:text-indent="0pt" fo:margin-top="0pt" fo:margin-bottom="0pt"/>
    </style:style>
    <style:style style:family="paragraph" style:name="P5">
      <style:text-properties/>
      <style:paragraph-properties fo:line-height="100%" fo:text-align="left" fo:margin-left="0pt" fo:margin-right="0pt" fo:text-indent="0pt" fo:margin-top="0pt" fo:margin-bottom="0pt"/>
    </style:style>
    <style:style style:family="drawing-page" style:name="dp6">
      <style:drawing-page-properties draw:fill-color="#FFFFFF" draw:fill="solid"/>
    </style:style>
    <style:style style:family="graphic" style:name="gr3">
      <style:graphic-properties fo:background-color="transparent"/>
    </style:style>
    <style:style style:family="table-cell" style:name="ce1">
      <style:paragraph-properties/>
      <loext:graphic-properties draw:fill="none"/>
      <style:table-cell-properties/>
    </style:style>
    <style:style style:family="table" style:name="ta1">
      <style:table-properties style:width="16.48cm"/>
    </style:style>
    <style:style style:family="table-column" style:name="co1">
      <style:table-column-properties style:column-width="16.48cm"/>
    </style:style>
    <style:style style:family="table-row" style:name="ro1">
      <style:table-row-properties style:row-height="21.6pt"/>
      <style:graphic-properties/>
    </style:style>
    <style:style style:family="table-cell" style:name="ce2">
      <style:paragraph-properties/>
      <loext:graphic-properties draw:fill="none" draw:auto-grow-height="false" draw:auto-grow-width="false"/>
      <style:table-cell-properties fo:padding-top="3.6pt" fo:padding-bottom="3.6pt" fo:padding-left="7.2pt" fo:padding-right="7.2pt"/>
    </style:style>
    <style:style style:family="paragraph" style:name="P6">
      <style:text-properties/>
      <style:paragraph-properties fo:text-align="left" fo:margin-left="0pt"/>
    </style:style>
    <style:style style:family="text" style:name="T25">
      <style:text-properties style:text-line-through-type="none" fo:font-family="Times New Roman" style:font-family-complex="Times New Roman" fo:font-size="12pt" style:font-size-asian="12pt" style:font-size-complex="12pt" fo:language="ru" fo:country="RU"/>
    </style:style>
    <style:style style:family="text" style:name="T26">
      <style:text-properties style:text-line-through-type="none" fo:font-family="Times New Roman" style:font-family-complex="Times New Roman" fo:font-size="12pt" style:font-size-asian="12pt" style:font-size-complex="12pt" fo:language="en" fo:country="US"/>
    </style:style>
    <style:style style:family="text" style:name="T27">
      <style:text-properties style:text-line-through-type="none" fo:font-family="Times New Roman" style:font-family-complex="Times New Roman" fo:font-size="12pt" style:font-size-asian="12pt" style:font-size-complex="12pt" fo:language="ru" fo:country="RU"/>
    </style:style>
    <style:style style:family="text" style:name="T28">
      <style:text-properties style:text-line-through-type="none" fo:font-family="Times New Roman" style:font-family-complex="Times New Roman" fo:font-size="12pt" style:font-size-asian="12pt" style:font-size-complex="12pt" fo:language="ru" fo:country="RU"/>
    </style:style>
    <style:style style:family="table-row" style:name="ro2">
      <style:table-row-properties style:row-height="21.6pt"/>
      <style:graphic-properties/>
    </style:style>
    <style:style style:family="table-cell" style:name="ce3">
      <style:paragraph-properties/>
      <loext:graphic-properties draw:fill="none" draw:auto-grow-height="false" draw:auto-grow-width="false"/>
      <style:table-cell-properties fo:padding-top="3.6pt" fo:padding-bottom="3.6pt" fo:padding-left="7.2pt" fo:padding-right="7.2pt"/>
    </style:style>
    <style:style style:family="paragraph" style:name="P7">
      <style:text-properties/>
      <style:paragraph-properties fo:text-align="left" fo:margin-left="0pt"/>
    </style:style>
    <style:style style:family="text" style:name="T29">
      <style:text-properties style:text-line-through-type="none" fo:font-family="Times New Roman" style:font-family-complex="Times New Roman" fo:font-size="12pt" style:font-size-asian="12pt" style:font-size-complex="12pt" fo:language="en" fo:country="US"/>
    </style:style>
    <style:style style:family="text" style:name="T30">
      <style:text-properties style:text-line-through-type="none" fo:font-family="Times New Roman" style:font-family-complex="Times New Roman" fo:font-size="12pt" style:font-size-asian="12pt" style:font-size-complex="12pt" fo:language="ru" fo:country="RU"/>
    </style:style>
    <style:style style:family="table-row" style:name="ro3">
      <style:table-row-properties style:row-height="21.6pt"/>
      <style:graphic-properties/>
    </style:style>
    <style:style style:family="table-cell" style:name="ce4">
      <style:paragraph-properties/>
      <loext:graphic-properties draw:fill="none" draw:auto-grow-height="false" draw:auto-grow-width="false"/>
      <style:table-cell-properties fo:padding-top="3.6pt" fo:padding-bottom="3.6pt" fo:padding-left="7.2pt" fo:padding-right="7.2pt"/>
    </style:style>
    <style:style style:family="paragraph" style:name="P8">
      <style:text-properties/>
      <style:paragraph-properties fo:text-align="left" fo:margin-left="0pt"/>
    </style:style>
    <style:style style:family="text" style:name="T31">
      <style:text-properties style:text-line-through-type="none" fo:font-family="Times New Roman" style:font-family-complex="Times New Roman" fo:font-size="12pt" style:font-size-asian="12pt" style:font-size-complex="12pt" fo:language="ru" fo:country="RU"/>
    </style:style>
    <style:style style:family="text" style:name="T32">
      <style:text-properties style:text-line-through-type="none" fo:font-family="Times New Roman" style:font-family-complex="Times New Roman" fo:font-size="12pt" style:font-size-asian="12pt" style:font-size-complex="12pt" fo:language="en" fo:country="US"/>
    </style:style>
    <style:style style:family="table-row" style:name="ro4">
      <style:table-row-properties style:row-height="21.6pt"/>
      <style:graphic-properties/>
    </style:style>
    <style:style style:family="table-cell" style:name="ce5">
      <style:paragraph-properties/>
      <loext:graphic-properties draw:fill="none" draw:auto-grow-height="false" draw:auto-grow-width="false"/>
      <style:table-cell-properties fo:padding-top="3.6pt" fo:padding-bottom="3.6pt" fo:padding-left="7.2pt" fo:padding-right="7.2pt"/>
    </style:style>
    <style:style style:family="paragraph" style:name="P9">
      <style:text-properties/>
      <style:paragraph-properties fo:text-align="left" fo:margin-left="0pt"/>
    </style:style>
    <style:style style:family="text" style:name="T33">
      <style:text-properties style:text-line-through-type="none" fo:font-family="Times New Roman" style:font-family-complex="Times New Roman" fo:font-size="12pt" style:font-size-asian="12pt" style:font-size-complex="12pt" fo:language="ru" fo:country="RU"/>
    </style:style>
    <style:style style:family="text" style:name="T34">
      <style:text-properties style:text-line-through-type="none" fo:font-family="Times New Roman" style:font-family-complex="Times New Roman" fo:font-size="12pt" style:font-size-asian="12pt" style:font-size-complex="12pt" fo:language="en" fo:country="US"/>
    </style:style>
    <style:style style:family="text" style:name="T35">
      <style:text-properties style:text-line-through-type="none" fo:font-family="Times New Roman" style:font-family-complex="Times New Roman" fo:font-size="12pt" style:font-size-asian="12pt" style:font-size-complex="12pt" fo:language="ru" fo:country="RU"/>
    </style:style>
    <style:style style:family="text" style:name="T36">
      <style:text-properties style:text-line-through-type="none" fo:font-family="Times New Roman" style:font-family-complex="Times New Roman" fo:font-size="12pt" style:font-size-asian="12pt" style:font-size-complex="12pt" fo:language="en" fo:country="US"/>
    </style:style>
  </office:automatic-styles>
  <office:body>
    <office:presentation>
      <draw:page draw:name="Slide_1" draw:style-name="dp3" draw:master-page-name="_" presentation:presentation-page-layout-name="AL1">
        <draw:frame draw:name="TextBox 1" draw:style-name="gr2" svg:width="9.25cm" svg:height="11.09cm" svg:x="12.31cm" svg:y="3.556cm">
          <draw:text-box fo:min-height="11.09cm">
            <text:p text:style-name="P1"><text:span text:style-name="T1">Смирнов</text:span><text:span text:style-name="T2"><text:s/></text:span><text:span text:style-name="T3">Анатолий </text:span><text:span text:style-name="T4">Анатольевич</text:span><text:line-break/><text:span text:style-name="T5">test@gmail.com</text:span><text:line-break/><text:span text:style-name="T6">88005553535</text:span><text:line-break/><text:span text:style-name="T7">Паспорт 4132 234231</text:span><text:line-break/><text:span text:style-name="T8">Снилс</text:span><text:span text:style-name="T9"> 87647163459</text:span><text:line-break/><text:span text:style-name="T10">Номер счета 40802810335300540583</text:span><text:line-break/><text:span text:style-name="T11">Карта 4276 8070 1492 7948</text:span><text:line-break/><text:span text:style-name="T12">г. Санкт-Петербург, пр. Бульварный, д. 4 стр. 86</text:span><text:line-break/><text:span text:style-name="T13">732557279170 Инн</text:span><text:line-break/><text:span text:style-name="T14">cvv</text:span><text:span text:style-name="T15"> 435</text:span><text:line-break/><text:span text:style-name="T16">логин Voldemort643s</text:span><text:line-break/><text:span text:style-name="T17">пароль assword432</text:span><text:line-break/><text:span text:style-name="T18">омс</text:span><text:span text:style-name="T19"> 7750900873002404</text:span><text:line-break/><text:span text:style-name="T20">Это ФСБ</text:span><text:line-break/><text:span text:style-name="T21">А это тайна</text:span><text:line-break/><text:span text:style-name="T22">авто в404сх799</text:span><text:line-break/><text:span text:style-name="T23">172.20.20.20</text:span><text:line-break/><text:span text:style-name="T24">2001:0db8:0000:0000:0000:ff00:0042:8329</text:span></text:p>
            <text:p text:style-name="P2"/>
            <text:p text:style-name="P3"/>
            <text:p text:style-name="P4"/>
            <text:p text:style-name="P5"/>
          </draw:text-box>
        </draw:frame>
      </draw:page>
      <draw:page draw:name="Slide_2" draw:style-name="dp6" draw:master-page-name="_" presentation:presentation-page-layout-name="AL2">
        <draw:frame draw:name="Object_ce1" draw:style-name="gr3" svg:width="16.48cm" svg:height="3.048cm" svg:x="8.675cm" svg:y="7.985cm">
          <table:table table:style-name="ta1">
            <table:table-columns>
              <table:table-column table:style-name="co1"/>
            </table:table-columns>
            <table:table-row table:style-name="ro1" table:default-cell-style-name="ce1">
              <table:table-cell table:style-name="ce2">
                <text:p text:style-name="P6"><text:span text:style-name="T25">Иванов</text:span><text:span text:style-name="T26"><text:s/></text:span><text:span text:style-name="T27">Анатолий </text:span><text:span text:style-name="T28">Анатольевич</text:span></text:p>
              </table:table-cell>
            </table:table-row>
            <table:table-row table:style-name="ro2" table:default-cell-style-name="ce1">
              <table:table-cell table:style-name="ce3">
                <text:p text:style-name="P7"><text:span text:style-name="T29">t</text:span><text:span text:style-name="T30">est2@gmail.com</text:span></text:p>
              </table:table-cell>
            </table:table-row>
            <table:table-row table:style-name="ro3" table:default-cell-style-name="ce1">
              <table:table-cell table:style-name="ce4">
                <text:p text:style-name="P8"><text:span text:style-name="T31">8800555</text:span><text:span text:style-name="T32">5353</text:span></text:p>
              </table:table-cell>
            </table:table-row>
            <table:table-row table:style-name="ro4" table:default-cell-style-name="ce1">
              <table:table-cell table:style-name="ce5">
                <text:p text:style-name="P9"><text:span text:style-name="T33">Паспорт 413</text:span><text:span text:style-name="T34">1</text:span><text:span text:style-name="T35"> 23423</text:span><text:span text:style-name="T36">2</text:span>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/>
    <style:presentation-page-layout style:name="AL2"/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/>
    <style:master-page style:name="_" style:page-layout-name="Mpm2" draw:style-name="dp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Р7-Офис/2024.4.1.625</meta:generator>
  </office:meta>
</office:document-meta>
</file>